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officeooo:rsid="0007934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⭐ <text:span text:style-name="Strong_20_Emphasis">DAY </text:span><text:span text:style-name="Strong_20_Emphasis"><text:span text:style-name="T1">29</text:span></text:span><text:span text:style-name="Strong_20_Emphasis">: Forms Basics </text:span></text:h>
      <text:p text:style-name="Horizontal_20_Line"/>
      <text:h text:style-name="Heading_20_2" text:outline-level="2">✅ <text:span text:style-name="Strong_20_Emphasis">1. What is a Form?</text:span></text:h>
      <text:p text:style-name="Text_20_body">A form is a way for users to <text:span text:style-name="Strong_20_Emphasis">send information</text:span> to a website.<text:line-break/>Example: Login form, Signup form, Contact form.</text:p>
      <text:p text:style-name="Text_20_body">Forms contain:</text:p>
      <text:list xml:id="list1449323434" text:style-name="L1">
        <text:list-item>
          <text:p text:style-name="P2">Input fields</text:p>
        </text:list-item>
        <text:list-item>
          <text:p text:style-name="P2">Buttons</text:p>
        </text:list-item>
        <text:list-item>
          <text:p text:style-name="P2">Labels</text:p>
        </text:list-item>
        <text:list-item>
          <text:p text:style-name="P2">Error messages</text:p>
        </text:list-item>
      </text:list>
      <text:p text:style-name="Horizontal_20_Line"/>
      <text:h text:style-name="Heading_20_2" text:outline-level="2">✅ <text:span text:style-name="Strong_20_Emphasis">2. What are Form Inputs?</text:span></text:h>
      <text:p text:style-name="Text_20_body">Form inputs are fields where a user <text:span text:style-name="Strong_20_Emphasis">types something</text:span>.</text:p>
      <text:p text:style-name="Text_20_body">Examples:</text:p>
      <text:list xml:id="list3104998986" text:style-name="L2">
        <text:list-item>
          <text:p text:style-name="P3"><text:span text:style-name="Source_20_Text">&lt;input type="text"&gt;</text:span></text:p>
        </text:list-item>
        <text:list-item>
          <text:p text:style-name="P3"><text:span text:style-name="Source_20_Text">&lt;input type="email"&gt;</text:span></text:p>
        </text:list-item>
        <text:list-item>
          <text:p text:style-name="P3"><text:span text:style-name="Source_20_Text">&lt;input type="password"&gt;</text:span></text:p>
        </text:list-item>
        <text:list-item>
          <text:p text:style-name="P3"><text:span text:style-name="Source_20_Text">&lt;textarea&gt;</text:span></text:p>
        </text:list-item>
      </text:list>
      <text:p text:style-name="Text_20_body">Each input has a <text:span text:style-name="Strong_20_Emphasis">value</text:span>, which is the text inside it.</text:p>
      <text:p text:style-name="Horizontal_20_Line"/>
      <text:h text:style-name="Heading_20_2" text:outline-level="2">✅ <text:span text:style-name="Strong_20_Emphasis">3. Controlled vs Uncontrolled Inputs</text:span></text:h>
      <text:h text:style-name="Heading_20_3" text:outline-level="3"><text:span text:style-name="Strong_20_Emphasis">Controlled Input</text:span></text:h>
      <text:list xml:id="list4058231325" text:style-name="L3">
        <text:list-item>
          <text:p text:style-name="P4">JavaScript controls the value of the input.</text:p>
        </text:list-item>
        <text:list-item>
          <text:p text:style-name="P4">We get the value using event listeners like <text:span text:style-name="Source_20_Text">input</text:span>, <text:span text:style-name="Source_20_Text">change</text:span>, <text:span text:style-name="Source_20_Text">keyup</text:span>.</text:p>
        </text:list-item>
        <text:list-item>
          <text:p text:style-name="P4">Used in most modern web apps.</text:p>
        </text:list-item>
      </text:list>
      <text:p text:style-name="Text_20_body"><text:span text:style-name="Strong_20_Emphasis">Example:</text:span></text:p>
      <text:p text:style-name="Preformatted_20_Text"><text:span text:style-name="Source_20_Text">const box = document.getElementById("name");</text:span></text:p>
      <text:p text:style-name="Preformatted_20_Text"><text:soft-page-break/><text:span text:style-name="Source_20_Text">box.addEventListener("input", () =&gt; {</text:span></text:p>
      <text:p text:style-name="Preformatted_20_Text"><text:span text:style-name="Source_20_Text"><text:s text:c="2"/>console.log(box.value);</text:span></text:p>
      <text:p text:style-name="P1"><text:span text:style-name="Source_20_Text">});</text:span></text:p>
      <text:h text:style-name="Heading_20_3" text:outline-level="3"><text:span text:style-name="Strong_20_Emphasis">Uncontrolled Input</text:span></text:h>
      <text:list xml:id="list971581902" text:style-name="L4">
        <text:list-item>
          <text:p text:style-name="P5">Browser controls the value.</text:p>
        </text:list-item>
        <text:list-item>
          <text:p text:style-name="P5">We only read value when needed.</text:p>
        </text:list-item>
        <text:list-item>
          <text:p text:style-name="P5">Simple to use.</text:p>
        </text:list-item>
      </text:list>
      <text:p text:style-name="Text_20_body"><text:span text:style-name="Strong_20_Emphasis">Example:</text:span></text:p>
      <text:p text:style-name="Preformatted_20_Text"><text:span text:style-name="Source_20_Text">const nameInput = document.getElementById("name");</text:span></text:p>
      <text:p text:style-name="P1"><text:span text:style-name="Source_20_Text">console.log(nameInput.value);</text:span></text:p>
      <text:p text:style-name="Horizontal_20_Line"/>
      <text:h text:style-name="Heading_20_2" text:outline-level="2">✅ <text:span text:style-name="Strong_20_Emphasis">4. Important Input Events</text:span></text:h>
      <text:h text:style-name="Heading_20_3" text:outline-level="3"><text:span text:style-name="Strong_20_Emphasis">input</text:span></text:h>
      <text:p text:style-name="Text_20_body">Runs every time user types something.</text:p>
      <text:h text:style-name="Heading_20_3" text:outline-level="3"><text:span text:style-name="Strong_20_Emphasis">change</text:span></text:h>
      <text:p text:style-name="Text_20_body">Runs when the user finishes typing and clicks outside.</text:p>
      <text:h text:style-name="Heading_20_3" text:outline-level="3"><text:span text:style-name="Strong_20_Emphasis">blur</text:span></text:h>
      <text:p text:style-name="Text_20_body">Runs when user leaves the input.</text:p>
      <text:h text:style-name="Heading_20_3" text:outline-level="3"><text:span text:style-name="Strong_20_Emphasis">keyup</text:span></text:h>
      <text:p text:style-name="Text_20_body">Runs when user releases a key.</text:p>
      <text:p text:style-name="Horizontal_20_Line"/>
      <text:h text:style-name="Heading_20_2" text:outline-level="2">✅ <text:span text:style-name="Strong_20_Emphasis">5. Pattern Attribute</text:span></text:h>
      <text:p text:style-name="Text_20_body"><text:span text:style-name="Source_20_Text">pattern</text:span> allows you to set a <text:span text:style-name="Strong_20_Emphasis">custom rule</text:span> for inputs.</text:p>
      <text:p text:style-name="Text_20_body">Example: Only 10 digits</text:p>
      <text:p text:style-name="P1"><text:span text:style-name="Source_20_Text">&lt;input type="text" pattern="\d{10}"&gt;</text:span></text:p>
      <text:p text:style-name="Text_20_body">If the rule fails, the browser shows error automatically.</text:p>
      <text:p text:style-name="Horizontal_20_Line"/>
      <text:h text:style-name="Heading_20_2" text:outline-level="2"><text:soft-page-break/>✅ <text:span text:style-name="Strong_20_Emphasis">6. Getting Form Data Using FormData</text:span></text:h>
      <text:h text:style-name="Heading_20_3" text:outline-level="3">Step 1: Select form element</text:h>
      <text:p text:style-name="P1"><text:span text:style-name="Source_20_Text">const form = document.querySelector("form");</text:span></text:p>
      <text:h text:style-name="Heading_20_3" text:outline-level="3">Step 2: Create FormData object</text:h>
      <text:p text:style-name="P1"><text:span text:style-name="Source_20_Text">const fd = new FormData(form);</text:span></text:p>
      <text:h text:style-name="Heading_20_3" text:outline-level="3">Step 3: Read values</text:h>
      <text:p text:style-name="Preformatted_20_Text"><text:span text:style-name="Source_20_Text">console.log(fd.get("email"));</text:span></text:p>
      <text:p text:style-name="P1"><text:span text:style-name="Source_20_Text">console.log(fd.get("password"));</text:span></text:p>
      <text:p text:style-name="Horizontal_20_Line"/>
      <text:h text:style-name="Heading_20_2" text:outline-level="2">✅ <text:span text:style-name="Strong_20_Emphasis">7. Why Do We Need Validation?</text:span></text:h>
      <text:p text:style-name="Text_20_body">Validation checks whether the data is:</text:p>
      <text:list xml:id="list3683377585" text:style-name="L5">
        <text:list-item>
          <text:p text:style-name="P6">Correct</text:p>
        </text:list-item>
        <text:list-item>
          <text:p text:style-name="P6">Complete</text:p>
        </text:list-item>
        <text:list-item>
          <text:p text:style-name="P6">In proper format</text:p>
        </text:list-item>
        <text:list-item>
          <text:p text:style-name="P6">Safe</text:p>
        </text:list-item>
      </text:list>
      <text:p text:style-name="Text_20_body">Examples:<text:line-break/>✔ email must be valid<text:line-break/>✔ password should not be empty<text:line-break/>✔ phone number should be 10 digits</text:p>
      <text:p text:style-name="Horizontal_20_Line"/>
      <text:h text:style-name="Heading_20_2" text:outline-level="2">✅ <text:span text:style-name="Strong_20_Emphasis">8. Common Input Validations</text:span></text:h>
      <text:h text:style-name="Heading_20_3" text:outline-level="3"><text:span text:style-name="Strong_20_Emphasis">required</text:span></text:h>
      <text:p text:style-name="Text_20_body">Prevents empty inputs.</text:p>
      <text:p text:style-name="P1"><text:span text:style-name="Source_20_Text">&lt;input type="text" required&gt;</text:span></text:p>
      <text:h text:style-name="Heading_20_3" text:outline-level="3"><text:span text:style-name="Strong_20_Emphasis">min / max length</text:span></text:h>
      <text:p text:style-name="P1"><text:span text:style-name="Source_20_Text">&lt;input type="text" minlength="3" maxlength="10"&gt;</text:span></text:p>
      <text:h text:style-name="Heading_20_3" text:outline-level="3"><text:span text:style-name="Strong_20_Emphasis">type validation</text:span></text:h>
      <text:p text:style-name="Preformatted_20_Text"><text:span text:style-name="Source_20_Text">&lt;input type="email"&gt;</text:span></text:p>
      <text:p text:style-name="P1"><text:soft-page-break/><text:span text:style-name="Source_20_Text">&lt;input type="number"&gt;</text:span></text:p>
      <text:p text:style-name="Horizontal_20_Line"/>
      <text:h text:style-name="Heading_20_2" text:outline-level="2">✅ <text:span text:style-name="Strong_20_Emphasis">9. Preventing Form Submission</text:span></text:h>
      <text:p text:style-name="Text_20_body">To stop form from refreshing:</text:p>
      <text:p text:style-name="Preformatted_20_Text"><text:span text:style-name="Source_20_Text">form.addEventListener("submit", (e) =&gt; {</text:span></text:p>
      <text:p text:style-name="Preformatted_20_Text"><text:span text:style-name="Source_20_Text"><text:s text:c="2"/>e.preventDefault();</text:span></text:p>
      <text:p text:style-name="P1"><text:span text:style-name="Source_20_Text">});</text:span></text:p>
      <text:p text:style-name="Horizontal_20_Line"/>
      <text:h text:style-name="Heading_20_2" text:outline-level="2">⭐ <text:span text:style-name="Strong_20_Emphasis">Mini Project (Basic Signup Form)</text:span></text:h>
      <text:p text:style-name="Text_20_body"><text:span text:style-name="Strong_20_Emphasis">Goal:</text:span> Validate empty fields + show errors.</text:p>
      <text:p text:style-name="Preformatted_20_Text"><text:span text:style-name="Source_20_Text">&lt;form id="signup"&gt;</text:span></text:p>
      <text:p text:style-name="Preformatted_20_Text"><text:span text:style-name="Source_20_Text"><text:s text:c="2"/>&lt;input id="email" type="email" placeholder="Enter Email" required&gt;</text:span></text:p>
      <text:p text:style-name="Preformatted_20_Text"><text:span text:style-name="Source_20_Text"><text:s text:c="2"/>&lt;input id="pass" type="password" placeholder="Enter Password" required&gt;</text:span></text:p>
      <text:p text:style-name="Preformatted_20_Text"><text:span text:style-name="Source_20_Text"><text:s text:c="2"/>&lt;button&gt;Submit&lt;/button&gt;</text:span></text:p>
      <text:p text:style-name="Preformatted_20_Text"><text:span text:style-name="Source_20_Text">&lt;/form&gt;</text:span></text:p>
      <text:p text:style-name="Preformatted_20_Text"/>
      <text:p text:style-name="P1"><text:span text:style-name="Source_20_Text">&lt;p id="error"&gt;&lt;/p&gt;</text:span></text:p>
      <text:p text:style-name="Preformatted_20_Text"><text:span text:style-name="Source_20_Text">const form = document.getElementById("signup");</text:span></text:p>
      <text:p text:style-name="Preformatted_20_Text"><text:span text:style-name="Source_20_Text">const error = document.getElementById("error");</text:span></text:p>
      <text:p text:style-name="Preformatted_20_Text"/>
      <text:p text:style-name="Preformatted_20_Text"><text:span text:style-name="Source_20_Text">form.addEventListener("submit", (e) =&gt; {</text:span></text:p>
      <text:p text:style-name="Preformatted_20_Text"><text:span text:style-name="Source_20_Text"><text:s text:c="2"/>e.preventDefault();</text:span></text:p>
      <text:p text:style-name="Preformatted_20_Text"/>
      <text:p text:style-name="Preformatted_20_Text"><text:span text:style-name="Source_20_Text"><text:s text:c="2"/>const fd = new FormData(form);</text:span></text:p>
      <text:p text:style-name="Preformatted_20_Text"><text:span text:style-name="Source_20_Text"><text:s text:c="2"/>const email = fd.get("email");</text:span></text:p>
      <text:p text:style-name="Preformatted_20_Text"><text:span text:style-name="Source_20_Text"><text:s text:c="2"/>const pass = fd.get("password");</text:span></text:p>
      <text:p text:style-name="Preformatted_20_Text"/>
      <text:p text:style-name="Preformatted_20_Text"><text:span text:style-name="Source_20_Text"><text:s text:c="2"/>if (!email || !pass) {</text:span></text:p>
      <text:p text:style-name="Preformatted_20_Text"><text:span text:style-name="Source_20_Text"><text:s text:c="4"/>error.textContent = "All fields are required!";</text:span></text:p>
      <text:p text:style-name="Preformatted_20_Text"><text:span text:style-name="Source_20_Text"><text:s text:c="2"/>} else {</text:span></text:p>
      <text:p text:style-name="Preformatted_20_Text"><text:span text:style-name="Source_20_Text"><text:s text:c="4"/>error.textContent = "Signup Successful!";</text:span></text:p>
      <text:p text:style-name="Preformatted_20_Text"><text:span text:style-name="Source_20_Text"><text:s text:c="2"/>}</text:span></text:p>
      <text:p text:style-name="P1"><text:span text:style-name="Source_20_Text">});</text:span></text:p>
      <text:p text:style-name="Horizontal_20_Line"/>
      <text:h text:style-name="Heading_20_1" text:outline-level="1">🎉 <text:span text:style-name="Strong_20_Emphasis">SUMMARY</text:span></text:h>
      <text:list xml:id="list3220157020" text:style-name="L6">
        <text:list-item>
          <text:p text:style-name="P7">Form = user input system</text:p>
        </text:list-item>
        <text:list-item>
          <text:p text:style-name="P7">Controlled input = JS controls value</text:p>
        </text:list-item>
        <text:list-item>
          <text:p text:style-name="P7">Uncontrolled input = browser controls value</text:p>
        </text:list-item>
        <text:list-item>
          <text:p text:style-name="P7">Important events: input, change, blur, keyup</text:p>
        </text:list-item>
        <text:list-item>
          <text:p text:style-name="P7"><text:soft-page-break/>FormData helps read form values easily</text:p>
        </text:list-item>
        <text:list-item>
          <text:p text:style-name="P7">pattern, required, type → built-in validations</text:p>
        </text:list-item>
        <text:list-item>
          <text:p text:style-name="P7"><text:span text:style-name="Source_20_Text">preventDefault()</text:span> stops default form submission</text:p>
        </text:list-item>
        <text:list-item>
          <text:p text:style-name="P7">Small signup form can validate fields</text:p>
        </text:list-item>
      </text:list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12T15:41:56.859000000</meta:creation-date>
    <dc:date>2025-12-13T17:09:32.732000000</dc:date>
    <meta:editing-duration>PT1H41M</meta:editing-duration>
    <meta:editing-cycles>2</meta:editing-cycles>
    <meta:generator>Neat_Office/6.2.8.2$Windows_x86 LibreOffice_project/</meta:generator>
    <meta:document-statistic meta:table-count="0" meta:image-count="0" meta:object-count="0" meta:page-count="5" meta:paragraph-count="106" meta:word-count="466" meta:character-count="3091" meta:non-whitespace-character-count="2724"/>
  </office:meta>
</office:document-meta>
</file>